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43d3" officeooo:paragraph-rsid="001943d3" style:font-weight-asian="bold" style:font-weight-complex="bold"/>
    </style:style>
    <style:style style:name="P2" style:family="paragraph" style:parent-style-name="Standard" style:master-page-name="">
      <loext:graphic-properties draw:fill="none"/>
      <style:paragraph-properties fo:margin-left="-1.199cm" fo:margin-right="0cm" fo:text-indent="0cm" style:auto-text-indent="false" style:page-number="auto" fo:background-color="transparent"/>
      <style:text-properties fo:font-weight="bold" officeooo:rsid="001943d3" officeooo:paragraph-rsid="001dbb0b" style:font-weight-asian="bold" style:font-weight-complex="bold"/>
    </style:style>
    <style:style style:name="P3" style:family="paragraph" style:parent-style-name="Standard">
      <loext:graphic-properties draw:fill="none"/>
      <style:paragraph-properties fo:margin-left="-1.199cm" fo:margin-right="0cm" fo:text-indent="0cm" style:auto-text-indent="false" fo:background-color="transparent"/>
      <style:text-properties fo:font-weight="bold" officeooo:rsid="001943d3" officeooo:paragraph-rsid="001dbb0b" style:font-weight-asian="bold" style:font-weight-complex="bold"/>
    </style:style>
    <style:style style:name="P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weight="bold" officeooo:rsid="001943d3" officeooo:paragraph-rsid="001dbb0b" style:font-weight-asian="bold" style:font-weight-complex="bold"/>
    </style:style>
    <style:style style:name="P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weight="bold" officeooo:rsid="001943d3" officeooo:paragraph-rsid="002010e4" style:font-weight-asian="bold" style:font-weight-complex="bold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-color="#eeeeee"/>
    </style:style>
    <style:style style:name="P9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gr1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svg:stroke-color="#000000" draw:marker-end="Arrow" draw:marker-end-width="0.176cm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88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67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1.24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1.41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1.10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fill-color="#eeeeee" draw:textarea-horizontal-align="justify" draw:textarea-vertical-align="middle" draw:auto-grow-height="false" fo:min-height="1.863cm" fo:min-width="2.85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2" style:family="graphic">
      <style:graphic-properties draw:textarea-horizontal-align="justify" draw:textarea-vertical-align="middle" draw:auto-grow-height="false" fo:min-height="2.036cm" fo:min-width="2.06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3" style:family="graphic">
      <style:graphic-properties draw:fill-color="#eeeeee" draw:textarea-horizontal-align="justify" draw:textarea-vertical-align="middle" draw:auto-grow-height="false" fo:min-height="1.863cm" fo:min-width="3.17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4" style:family="graphic">
      <style:graphic-properties draw:fill-color="#eeeeee" draw:textarea-horizontal-align="justify" draw:textarea-vertical-align="middle" draw:auto-grow-height="false" fo:min-height="1.863cm" fo:min-width="4.62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5" style:family="graphic">
      <style:graphic-properties draw:textarea-horizontal-align="justify" draw:textarea-vertical-align="middle" draw:auto-grow-height="false" fo:min-height="0.064cm" fo:min-width="0.00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 text:c="12"/></text:p>
      <text:p text:style-name="P4"/>
      <text:p text:style-name="P5"><text:s text:c="11"/><text:span text:style-name="T1">DATA FLOW DIAGRAM </text:span></text:p>
      <text:p text:style-name="P5"><text:span text:style-name="T1"/></text:p>
      <text:p text:style-name="P5"><text:line-break/></text:p>
      <text:p text:style-name="P3"/>
      <text:p text:style-name="P3"><draw:custom-shape text:anchor-type="paragraph" draw:z-index="1" draw:name="Shape 1" draw:style-name="gr11" draw:text-style-name="P8" svg:width="2.858cm" svg:height="1.863cm" svg:x="1.409cm" svg:y="0.166cm"><text:p><text:s text:c="8"/>USER</text:p><draw:enhanced-geometry svg:viewBox="0 0 21600 21600" draw:type="rectangle" draw:enhanced-path="M 0 0 L 21600 0 21600 21600 0 21600 0 0 Z N"/></draw:custom-shape></text:p>
      <text:p text:style-name="P3"/>
      <text:p text:style-name="P3"/>
      <text:p text:style-name="P3"><draw:line text:anchor-type="paragraph" draw:z-index="8" draw:name="Vertical line 1" draw:style-name="gr2" draw:text-style-name="P7" svg:x1="2.859cm" svg:y1="0.706cm" svg:x2="2.859cm" svg:y2="4.484cm"><text:p/></draw:line><text:line-break/></text:p>
      <text:p text:style-name="P1"><draw:custom-shape text:anchor-type="paragraph" draw:z-index="0" draw:name="Shape 2" draw:style-name="gr15" svg:width="0.003cm" svg:height="0.064cm" svg:x="2.701cm" svg:y="3.341cm"><text:p/><draw:enhanced-geometry svg:viewBox="0 0 21600 21600" draw:type="rectangle" draw:enhanced-path="M 0 0 L 21600 0 21600 21600 0 21600 0 0 Z N"/></draw:custom-shape><draw:custom-shape text:anchor-type="paragraph" draw:z-index="2" draw:name="Shape 3" draw:style-name="gr12" draw:text-style-name="P9" svg:width="2.922cm" svg:height="2.879cm" svg:x="1.452cm" svg:y="3.51cm"><text:p text:style-name="P9"><text:s/>LLM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 4" draw:style-name="gr12" draw:text-style-name="P9" svg:width="2.922cm" svg:height="2.879cm" svg:x="1.536cm" svg:y="17.607cm"><text:p text:style-name="P9">XAI MODEL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Shape 6" draw:style-name="gr14" draw:text-style-name="P8" svg:width="4.626cm" svg:height="1.863cm" svg:x="15.485cm" svg:y="9.458cm"><text:p><text:s text:c="6"/>REFINED RESULT</text:p><draw:enhanced-geometry svg:viewBox="0 0 21600 21600" draw:type="rectangle" draw:enhanced-path="M 0 0 L 21600 0 21600 21600 0 21600 0 0 Z N"/></draw:custom-shape><draw:custom-shape text:anchor-type="paragraph" draw:z-index="5" draw:name="Shape 7" draw:style-name="gr13" draw:text-style-name="P8" svg:width="3.176cm" svg:height="1.863cm" svg:x="12.712cm" svg:y="18.073cm"><text:p><text:s/>EXPLANATION</text:p><draw:enhanced-geometry svg:viewBox="0 0 21600 21600" draw:type="rectangle" draw:enhanced-path="M 0 0 L 21600 0 21600 21600 0 21600 0 0 Z N"/></draw:custom-shape><draw:custom-shape text:anchor-type="paragraph" draw:z-index="7" draw:name="Shape 9" draw:style-name="gr11" draw:text-style-name="P8" svg:width="2.858cm" svg:height="1.863cm" svg:x="1.431cm" svg:y="9.458cm"><text:p><text:s text:c="6"/>RESULT</text:p><draw:enhanced-geometry svg:viewBox="0 0 21600 21600" draw:type="rectangle" draw:enhanced-path="M 0 0 L 21600 0 21600 21600 0 21600 0 0 Z N"/></draw:custom-shape><draw:custom-shape text:anchor-type="paragraph" draw:z-index="6" draw:name="Shape 8" draw:style-name="gr12" draw:text-style-name="P9" svg:width="2.922cm" svg:height="2.879cm" svg:x="8.098cm" svg:y="9.077cm"><text:p text:style-name="P9"><text:s/>REFINED</text:p><text:p text:style-name="P9"><text:s/>SEARCH</text:p><text:p text:style-name="P9"><text:s/>MODEL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9" draw:name="Line 1" draw:style-name="gr2" draw:text-style-name="P7" svg:x1="2.944cm" svg:y1="6.389cm" svg:x2="2.965cm" svg:y2="9.458cm"><text:p/></draw:line><draw:line text:anchor-type="paragraph" draw:z-index="10" draw:name="Line 2" draw:style-name="gr2" draw:text-style-name="P7" svg:x1="4.288cm" svg:y1="10.421cm" svg:x2="8.087cm" svg:y2="10.421cm"><text:p/></draw:line><draw:line text:anchor-type="paragraph" draw:z-index="11" draw:name="Line 3" draw:style-name="gr2" draw:text-style-name="P7" svg:x1="10.924cm" svg:y1="10.442cm" svg:x2="15.485cm" svg:y2="10.442cm"><text:p/></draw:line><draw:line text:anchor-type="paragraph" draw:z-index="12" draw:name="Line 4" draw:style-name="gr2" draw:text-style-name="P7" svg:x1="2.965cm" svg:y1="11.321cm" svg:x2="2.986cm" svg:y2="17.608cm"><text:p/></draw:line><draw:line text:anchor-type="paragraph" draw:z-index="13" draw:name="Vertical line 2" draw:style-name="gr10" draw:text-style-name="P7" svg:x1="17.761cm" svg:y1="11.321cm" svg:x2="17.761cm" svg:y2="13.745cm"><text:p/></draw:line><draw:line text:anchor-type="paragraph" draw:z-index="14" draw:name="Line 5" draw:style-name="gr10" draw:text-style-name="P7" svg:x1="17.76cm" svg:y1="13.744cm" svg:x2="2.986cm" svg:y2="13.829cm"><text:p/></draw:line><draw:line text:anchor-type="paragraph" draw:z-index="15" draw:name="Horizontal line 1" draw:style-name="gr2" draw:text-style-name="P7" svg:x1="4.457cm" svg:y1="19.036cm" svg:x2="12.712cm" svg:y2="19.036cm"><text:p/></draw:line><draw:frame text:anchor-type="paragraph" draw:z-index="16" draw:name="Text Frame 1" draw:style-name="gr9" draw:text-style-name="P6" svg:width="2.52cm" svg:height="1.101cm" svg:x="3.071cm" svg:y="0.748cm"><draw:text-box><text:p>USER PROMPT</text:p></draw:text-box></draw:frame><draw:frame text:anchor-type="paragraph" draw:z-index="17" draw:name="Text Frame 2" draw:style-name="gr8" draw:text-style-name="P6" svg:width="2.879cm" svg:height="1.419cm" svg:x="7.198cm" svg:y="4.643cm"><draw:text-box><text:p>DATABASE</text:p></draw:text-box></draw:frame><draw:frame text:anchor-type="paragraph" draw:z-index="18" draw:name="Text Frame 3" draw:style-name="gr7" draw:text-style-name="P6" svg:width="2.35cm" svg:height="1.463cm" svg:x="3.198cm" svg:y="7.034cm"><draw:text-box><text:p>EMPLOY</text:p><text:p>THE MODEL</text:p></draw:text-box></draw:frame><draw:frame text:anchor-type="paragraph" draw:z-index="19" draw:name="Text Frame 4" draw:style-name="gr6" draw:text-style-name="P6" svg:width="5.673cm" svg:height="0.678cm" svg:x="3.092cm" svg:y="13.935cm"><draw:text-box><text:p>EMPLOY THE XAI MODEL</text:p></draw:text-box></draw:frame><draw:frame text:anchor-type="paragraph" draw:z-index="20" draw:name="Text Frame 5" draw:style-name="gr5" draw:text-style-name="P6" svg:width="4.848cm" svg:height="0.89cm" svg:x="6.288cm" svg:y="18.528cm"><draw:text-box><text:p>DECISION APPROACH</text:p></draw:text-box></draw:frame><draw:frame text:anchor-type="paragraph" draw:z-index="21" draw:name="Text Frame 6" draw:style-name="gr4" draw:text-style-name="P6" svg:width="2.435cm" svg:height="0.489cm" svg:x="5.547cm" svg:y="9.85cm"><draw:text-box><text:p>REFINE</text:p></draw:text-box></draw:frame><draw:line text:anchor-type="paragraph" draw:z-index="22" draw:name="Horizontal line 2" draw:style-name="gr3" draw:text-style-name="P7" svg:x1="7.262cm" svg:y1="4.516cm" svg:x2="9.167cm" svg:y2="4.516cm"><text:p/></draw:line><draw:line text:anchor-type="paragraph" draw:z-index="23" draw:name="Line 6" draw:style-name="gr3" draw:text-style-name="P7" svg:x1="7.304cm" svg:y1="5.341cm" svg:x2="9.188cm" svg:y2="5.341cm"><text:p/></draw:line><draw:line text:anchor-type="paragraph" draw:z-index="24" draw:name="Horizontal line 3" draw:style-name="gr2" draw:text-style-name="P7" svg:x1="7.008cm" svg:y1="4.875cm" svg:x2="4.489cm" svg:y2="4.875cm"><text:p/></draw:line><draw:frame text:anchor-type="paragraph" draw:z-index="25" draw:name="Text Frame 7" draw:style-name="gr1" draw:text-style-name="P6" svg:width="4.022cm" svg:height="1.463cm" svg:x="11.162cm" svg:y="9.977cm"><draw:text-box><text:p><text:s text:c="4"/>RESULT WITH IMPROVED PROMPT </text:p></draw:text-box></draw:frame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30.101cm" style:num-format="1" style:print-orientation="portrait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6T09:18:14.308997645</meta:creation-date>
    <dc:date>2024-02-06T10:30:24.965049566</dc:date>
    <meta:editing-duration>PT9M11S</meta:editing-duration>
    <meta:editing-cycles>1</meta:editing-cycles>
    <meta:document-statistic meta:table-count="0" meta:image-count="0" meta:object-count="0" meta:page-count="1" meta:paragraph-count="5" meta:word-count="3" meta:character-count="44" meta:non-whitespace-character-count="15"/>
    <meta:generator>LibreOffice/7.3.7.2$Linux_X86_64 LibreOffice_project/30$Build-2</meta:generator>
  </office:meta>
</office:document-meta>
</file>